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222.54mm" svg:y="70.85mm">
            <loext:p draw:notify-on-update-of-ranges="Sheet1.P5:Sheet1.P5 Sheet1.P6:Sheet1.P10 Sheet1.Q5:Sheet1.Q5 Sheet1.Q6:Sheet1.Q10 Sheet1.R5:Sheet1.R5 Sheet1.R6:Sheet1.R10 Sheet1.S5:Sheet1.S5 Sheet1.S6:Sheet1.S10 Sheet1.T5:Sheet1.T5 Sheet1.T6:Sheet1.T10 Sheet1.U5:Sheet1.U5 Sheet1.U6:Sheet1.U10 Sheet1.V5:Sheet1.V5 Sheet1.V6:Sheet1.V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.44mm" svg:y="71.38mm">
            <loext:p draw:notify-on-update-of-ranges="Sheet1.B3:Sheet1.B3 Sheet1.B4:Sheet1.B8 Sheet1.C3:Sheet1.C3 Sheet1.C4:Sheet1.C8 Sheet1.D3:Sheet1.D3 Sheet1.D4:Sheet1.D8 Sheet1.E3:Sheet1.E3 Sheet1.E4:Sheet1.E8 Sheet1.F3:Sheet1.F3 Sheet1.F4:Sheet1.F8 Sheet1.G3:Sheet1.G3 Sheet1.G4:Sheet1.G8 Sheet1.H3:Sheet1.H3 Sheet1.H4:Sheet1.H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otal % successful throughput (A)</text:p>
          </table:table-cell>
          <table:table-cell table:number-columns-repeated="13"/>
          <table:table-cell office:value-type="string" calcext:value-type="string">
            <text:p>Results run using VdA’s codeba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4.6388888888889" calcext:value-type="float">
            <text:p>94.6388888889</text:p>
          </table:table-cell>
          <table:table-cell office:value-type="float" office:value="91.3611111111111" calcext:value-type="float">
            <text:p>91.3611111111</text:p>
          </table:table-cell>
          <table:table-cell office:value-type="float" office:value="90.1527777777778" calcext:value-type="float">
            <text:p>90.1527777778</text:p>
          </table:table-cell>
          <table:table-cell office:value-type="float" office:value="88.7083333333333" calcext:value-type="float">
            <text:p>88.7083333333</text:p>
          </table:table-cell>
          <table:table-cell office:value-type="float" office:value="87.375" calcext:value-type="float">
            <text:p>87.375</text:p>
          </table:table-cell>
          <table:table-cell office:value-type="float" office:value="86.8333333333333" calcext:value-type="float">
            <text:p>86.8333333333</text:p>
          </table:table-cell>
          <table:table-cell table:number-columns-repeated="7"/>
          <table:table-cell office:value-type="string" calcext:value-type="string">
            <text:p>Total % successful throughput (A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4.5944444444445" calcext:value-type="float">
            <text:p>84.5944444444</text:p>
          </table:table-cell>
          <table:table-cell office:value-type="float" office:value="86.9319444444444" calcext:value-type="float">
            <text:p>86.9319444444</text:p>
          </table:table-cell>
          <table:table-cell office:value-type="float" office:value="87.2347222222222" calcext:value-type="float">
            <text:p>87.2347222222</text:p>
          </table:table-cell>
          <table:table-cell office:value-type="float" office:value="87.5347222222222" calcext:value-type="float">
            <text:p>87.5347222222</text:p>
          </table:table-cell>
          <table:table-cell office:value-type="float" office:value="87.0305555555555" calcext:value-type="float">
            <text:p>87.0305555556</text:p>
          </table:table-cell>
          <table:table-cell office:value-type="float" office:value="86.7388888888889" calcext:value-type="float">
            <text:p>86.7388888889</text:p>
          </table:table-cell>
          <table:table-cell table:number-columns-repeated="7"/>
          <table:table-cell office:value-type="string" calcext:value-type="string">
            <text:p>#nodes</text:p>
          </table:table-cell>
          <table:table-cell office:value-type="string" calcext:value-type="string">
            <text:p>DR0</text:p>
          </table:table-cell>
          <table:table-cell office:value-type="string" calcext:value-type="string">
            <text:p>DR1</text:p>
          </table:table-cell>
          <table:table-cell office:value-type="string" calcext:value-type="string">
            <text:p>DR2</text:p>
          </table:table-cell>
          <table:table-cell office:value-type="string" calcext:value-type="string">
            <text:p>DR3</text:p>
          </table:table-cell>
          <table:table-cell office:value-type="string" calcext:value-type="string">
            <text:p>DR4</text:p>
          </table:table-cell>
          <table:table-cell office:value-type="string" calcext:value-type="string">
            <text:p>DR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4.0020833333333" calcext:value-type="float">
            <text:p>74.0020833333</text:p>
          </table:table-cell>
          <table:table-cell office:value-type="float" office:value="80.6326388888889" calcext:value-type="float">
            <text:p>80.6326388889</text:p>
          </table:table-cell>
          <table:table-cell office:value-type="float" office:value="83.2645833333333" calcext:value-type="float">
            <text:p>83.2645833333</text:p>
          </table:table-cell>
          <table:table-cell office:value-type="float" office:value="85.1479166666667" calcext:value-type="float">
            <text:p>85.1479166667</text:p>
          </table:table-cell>
          <table:table-cell office:value-type="float" office:value="85.5659722222222" calcext:value-type="float">
            <text:p>85.5659722222</text:p>
          </table:table-cell>
          <table:table-cell office:value-type="float" office:value="85.8222222222222" calcext:value-type="float">
            <text:p>85.8222222222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96.0446592688406" calcext:value-type="float">
            <text:p>96.0446592688</text:p>
          </table:table-cell>
          <table:table-cell office:value-type="float" office:value="93.2943018585336" calcext:value-type="float">
            <text:p>93.2943018585</text:p>
          </table:table-cell>
          <table:table-cell office:value-type="float" office:value="90.9047586629451" calcext:value-type="float">
            <text:p>90.9047586629</text:p>
          </table:table-cell>
          <table:table-cell office:value-type="float" office:value="89.4342705425829" calcext:value-type="float">
            <text:p>89.4342705426</text:p>
          </table:table-cell>
          <table:table-cell office:value-type="float" office:value="88.2837497447069" calcext:value-type="float">
            <text:p>88.2837497447</text:p>
          </table:table-cell>
          <table:table-cell office:value-type="float" office:value="87.3919259309688" calcext:value-type="float">
            <text:p>87.39192593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36.7719444444444" calcext:value-type="float">
            <text:p>36.7719444444</text:p>
          </table:table-cell>
          <table:table-cell office:value-type="float" office:value="51.3770833333333" calcext:value-type="float">
            <text:p>51.3770833333</text:p>
          </table:table-cell>
          <table:table-cell office:value-type="float" office:value="62.3797222222222" calcext:value-type="float">
            <text:p>62.3797222222</text:p>
          </table:table-cell>
          <table:table-cell office:value-type="float" office:value="72.4601388888889" calcext:value-type="float">
            <text:p>72.4601388889</text:p>
          </table:table-cell>
          <table:table-cell office:value-type="float" office:value="77.7790277777778" calcext:value-type="float">
            <text:p>77.7790277778</text:p>
          </table:table-cell>
          <table:table-cell office:value-type="float" office:value="81.1363888888889" calcext:value-type="float">
            <text:p>81.1363888889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83.2469495734802" calcext:value-type="float">
            <text:p>83.2469495735</text:p>
          </table:table-cell>
          <table:table-cell office:value-type="float" office:value="86.6253644314869" calcext:value-type="float">
            <text:p>86.6253644315</text:p>
          </table:table-cell>
          <table:table-cell office:value-type="float" office:value="87.0721304394774" calcext:value-type="float">
            <text:p>87.0721304395</text:p>
          </table:table-cell>
          <table:table-cell office:value-type="float" office:value="87.6444228485045" calcext:value-type="float">
            <text:p>87.6444228485</text:p>
          </table:table-cell>
          <table:table-cell office:value-type="float" office:value="87.2826908541194" calcext:value-type="float">
            <text:p>87.2826908541</text:p>
          </table:table-cell>
          <table:table-cell office:value-type="float" office:value="86.8656192635784" calcext:value-type="float">
            <text:p>86.865619263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1.8630555555556" calcext:value-type="float">
            <text:p>21.8630555556</text:p>
          </table:table-cell>
          <table:table-cell office:value-type="float" office:value="34.8120833333333" calcext:value-type="float">
            <text:p>34.8120833333</text:p>
          </table:table-cell>
          <table:table-cell office:value-type="float" office:value="46.961875" calcext:value-type="float">
            <text:p>46.961875</text:p>
          </table:table-cell>
          <table:table-cell office:value-type="float" office:value="60.6345833333333" calcext:value-type="float">
            <text:p>60.6345833333</text:p>
          </table:table-cell>
          <table:table-cell office:value-type="float" office:value="69.359375" calcext:value-type="float">
            <text:p>69.359375</text:p>
          </table:table-cell>
          <table:table-cell office:value-type="float" office:value="75.6579166666667" calcext:value-type="float">
            <text:p>75.6579166667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71.3698491444771" calcext:value-type="float">
            <text:p>71.3698491445</text:p>
          </table:table-cell>
          <table:table-cell office:value-type="float" office:value="79.4168269717526" calcext:value-type="float">
            <text:p>79.4168269718</text:p>
          </table:table-cell>
          <table:table-cell office:value-type="float" office:value="82.5844554689346" calcext:value-type="float">
            <text:p>82.5844554689</text:p>
          </table:table-cell>
          <table:table-cell office:value-type="float" office:value="84.8793493300935" calcext:value-type="float">
            <text:p>84.8793493301</text:p>
          </table:table-cell>
          <table:table-cell office:value-type="float" office:value="85.4746717964294" calcext:value-type="float">
            <text:p>85.4746717964</text:p>
          </table:table-cell>
          <table:table-cell office:value-type="float" office:value="85.7277850899396" calcext:value-type="float">
            <text:p>85.7277850899</text:p>
          </table:table-cell>
        </table:table-row>
        <table:table-row table:style-name="ro1">
          <table:table-cell table:number-columns-repeated="15"/>
          <table:table-cell office:value-type="float" office:value="5000" calcext:value-type="float">
            <text:p>5000</text:p>
          </table:table-cell>
          <table:table-cell office:value-type="float" office:value="32.4793831974573" calcext:value-type="float">
            <text:p>32.4793831975</text:p>
          </table:table-cell>
          <table:table-cell office:value-type="float" office:value="46.9191482378704" calcext:value-type="float">
            <text:p>46.9191482379</text:p>
          </table:table-cell>
          <table:table-cell office:value-type="float" office:value="58.2212316412602" calcext:value-type="float">
            <text:p>58.2212316413</text:p>
          </table:table-cell>
          <table:table-cell office:value-type="float" office:value="69.5729487105335" calcext:value-type="float">
            <text:p>69.5729487105</text:p>
          </table:table-cell>
          <table:table-cell office:value-type="float" office:value="75.7904732953391" calcext:value-type="float">
            <text:p>75.7904732953</text:p>
          </table:table-cell>
          <table:table-cell office:value-type="float" office:value="79.8120108091095" calcext:value-type="float">
            <text:p>79.812010809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is is much much better than Van den Abeele’s – repeat using their exact codebase.</text:p>
          </table:table-cell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18.6932589170328" calcext:value-type="float">
            <text:p>18.693258917</text:p>
          </table:table-cell>
          <table:table-cell office:value-type="float" office:value="30.5819629318515" calcext:value-type="float">
            <text:p>30.5819629319</text:p>
          </table:table-cell>
          <table:table-cell office:value-type="float" office:value="42.144422546739" calcext:value-type="float">
            <text:p>42.1444225467</text:p>
          </table:table-cell>
          <table:table-cell office:value-type="float" office:value="56.4318676229861" calcext:value-type="float">
            <text:p>56.431867623</text:p>
          </table:table-cell>
          <table:table-cell office:value-type="float" office:value="65.9490232187473" calcext:value-type="float">
            <text:p>65.9490232187</text:p>
          </table:table-cell>
          <table:table-cell office:value-type="float" office:value="73.1796410571207" calcext:value-type="float">
            <text:p>73.17964105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is is also using their most demanding data generation period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do quick maths to check iif this is oka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0:44:32.384583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3:56:52.457663706</meta:creation-date>
    <dc:date>2018-04-23T10:59:24.627415766</dc:date>
    <meta:editing-duration>PT37M14S</meta:editing-duration>
    <meta:editing-cycles>3</meta:editing-cycles>
    <meta:generator>LibreOffice/5.1.6.2$Linux_X86_64 LibreOffice_project/10m0$Build-2</meta:generator>
    <meta:document-statistic meta:table-count="1" meta:cell-count="90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05cm" svg:y="0.316cm" chart:style-name="ch2">
          <text:p>Repeated using VdA's code</text:p>
        </chart:title>
        <chart:legend chart:legend-position="end" svg:x="13.995cm" svg:y="2.956cm" style:legend-expansion="high" chart:style-name="ch3"/>
        <chart:plot-area chart:style-name="ch4" table:cell-range-address="Sheet1.P5:Sheet1.V10" chart:data-source-has-labels="both" svg:x="1.331cm" svg:y="1.275cm" svg:width="12.344cm" svg:height="6.564cm">
          <chartooo:coordinate-region svg:x="1.952cm" svg:y="1.474cm" svg:width="11.073cm" svg:height="5.718cm"/>
          <chart:axis chart:dimension="x" chart:name="primary-x" chart:style-name="ch5" chartooo:axis-type="auto">
            <chart:title svg:x="6.229cm" svg:y="8.019cm" chart:style-name="ch6">
              <text:p>number of nodes</text:p>
            </chart:title>
            <chart:categories table:cell-range-address="Sheet1.P6:Sheet1.P10"/>
          </chart:axis>
          <chart:axis chart:dimension="y" chart:name="primary-y" chart:style-name="ch7">
            <chart:title svg:x="0.451cm" svg:y="6.374cm" chart:style-name="ch8">
              <text:p>% successful throughput</text:p>
            </chart:title>
            <chart:grid chart:style-name="ch9" chart:class="major"/>
          </chart:axis>
          <chart:series chart:style-name="ch10" chart:values-cell-range-address="Sheet1.Q6:Sheet1.Q10" chart:label-cell-address="Sheet1.Q5:Sheet1.Q5" chart:class="chart:scatter">
            <chart:domain table:cell-range-address="Sheet1.P6:Sheet1.P10"/>
            <chart:data-point chart:repeated="5"/>
          </chart:series>
          <chart:series chart:style-name="ch11" chart:values-cell-range-address="Sheet1.R6:Sheet1.R10" chart:label-cell-address="Sheet1.R5:Sheet1.R5" chart:class="chart:scatter">
            <chart:data-point chart:repeated="5"/>
          </chart:series>
          <chart:series chart:style-name="ch12" chart:values-cell-range-address="Sheet1.S6:Sheet1.S10" chart:label-cell-address="Sheet1.S5:Sheet1.S5" chart:class="chart:scatter">
            <chart:data-point chart:repeated="5"/>
          </chart:series>
          <chart:series chart:style-name="ch13" chart:values-cell-range-address="Sheet1.T6:Sheet1.T10" chart:label-cell-address="Sheet1.T5:Sheet1.T5" chart:class="chart:scatter">
            <chart:data-point chart:repeated="5"/>
          </chart:series>
          <chart:series chart:style-name="ch14" chart:values-cell-range-address="Sheet1.U6:Sheet1.U10" chart:label-cell-address="Sheet1.U5:Sheet1.U5" chart:class="chart:scatter">
            <chart:data-point chart:repeated="5"/>
          </chart:series>
          <chart:series chart:style-name="ch15" chart:values-cell-range-address="Sheet1.V6:Sheet1.V10" chart:label-cell-address="Sheet1.V5:Sheet1.V5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Q5:Sheet1.Q5</svg:desc>
                </draw:g>
              </table:table-cell>
              <table:table-cell office:value-type="string">
                <text:p>DR1</text:p>
                <draw:g>
                  <svg:desc>Sheet1.R5:Sheet1.R5</svg:desc>
                </draw:g>
              </table:table-cell>
              <table:table-cell office:value-type="string">
                <text:p>DR2</text:p>
                <draw:g>
                  <svg:desc>Sheet1.S5:Sheet1.S5</svg:desc>
                </draw:g>
              </table:table-cell>
              <table:table-cell office:value-type="string">
                <text:p>DR3</text:p>
                <draw:g>
                  <svg:desc>Sheet1.T5:Sheet1.T5</svg:desc>
                </draw:g>
              </table:table-cell>
              <table:table-cell office:value-type="string">
                <text:p>DR4</text:p>
                <draw:g>
                  <svg:desc>Sheet1.U5:Sheet1.U5</svg:desc>
                </draw:g>
              </table:table-cell>
              <table:table-cell office:value-type="string">
                <text:p>DR5</text:p>
                <draw:g>
                  <svg:desc>Sheet1.V5:Sheet1.V5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P6:Sheet1.P10</svg:desc>
                </draw:g>
              </table:table-cell>
              <table:table-cell office:value-type="float" office:value="96.0446592688406">
                <text:p>96.0446592688406</text:p>
                <draw:g>
                  <svg:desc>Sheet1.Q6:Sheet1.Q10</svg:desc>
                </draw:g>
              </table:table-cell>
              <table:table-cell office:value-type="float" office:value="93.2943018585336">
                <text:p>93.2943018585336</text:p>
                <draw:g>
                  <svg:desc>Sheet1.R6:Sheet1.R10</svg:desc>
                </draw:g>
              </table:table-cell>
              <table:table-cell office:value-type="float" office:value="90.9047586629451">
                <text:p>90.9047586629451</text:p>
                <draw:g>
                  <svg:desc>Sheet1.S6:Sheet1.S10</svg:desc>
                </draw:g>
              </table:table-cell>
              <table:table-cell office:value-type="float" office:value="89.4342705425829">
                <text:p>89.4342705425829</text:p>
                <draw:g>
                  <svg:desc>Sheet1.T6:Sheet1.T10</svg:desc>
                </draw:g>
              </table:table-cell>
              <table:table-cell office:value-type="float" office:value="88.2837497447069">
                <text:p>88.2837497447069</text:p>
                <draw:g>
                  <svg:desc>Sheet1.U6:Sheet1.U10</svg:desc>
                </draw:g>
              </table:table-cell>
              <table:table-cell office:value-type="float" office:value="87.3919259309688">
                <text:p>87.3919259309688</text:p>
                <draw:g>
                  <svg:desc>Sheet1.V6:Sheet1.V10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.2469495734802">
                <text:p>83.2469495734802</text:p>
              </table:table-cell>
              <table:table-cell office:value-type="float" office:value="86.6253644314869">
                <text:p>86.6253644314869</text:p>
              </table:table-cell>
              <table:table-cell office:value-type="float" office:value="87.0721304394774">
                <text:p>87.0721304394774</text:p>
              </table:table-cell>
              <table:table-cell office:value-type="float" office:value="87.6444228485045">
                <text:p>87.6444228485045</text:p>
              </table:table-cell>
              <table:table-cell office:value-type="float" office:value="87.2826908541194">
                <text:p>87.2826908541194</text:p>
              </table:table-cell>
              <table:table-cell office:value-type="float" office:value="86.8656192635784">
                <text:p>86.86561926357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1.3698491444771">
                <text:p>71.3698491444771</text:p>
              </table:table-cell>
              <table:table-cell office:value-type="float" office:value="79.4168269717526">
                <text:p>79.4168269717526</text:p>
              </table:table-cell>
              <table:table-cell office:value-type="float" office:value="82.5844554689346">
                <text:p>82.5844554689346</text:p>
              </table:table-cell>
              <table:table-cell office:value-type="float" office:value="84.8793493300935">
                <text:p>84.8793493300935</text:p>
              </table:table-cell>
              <table:table-cell office:value-type="float" office:value="85.4746717964294">
                <text:p>85.4746717964294</text:p>
              </table:table-cell>
              <table:table-cell office:value-type="float" office:value="85.7277850899396">
                <text:p>85.72778508993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2.4793831974573">
                <text:p>32.4793831974573</text:p>
              </table:table-cell>
              <table:table-cell office:value-type="float" office:value="46.9191482378704">
                <text:p>46.9191482378704</text:p>
              </table:table-cell>
              <table:table-cell office:value-type="float" office:value="58.2212316412602">
                <text:p>58.2212316412602</text:p>
              </table:table-cell>
              <table:table-cell office:value-type="float" office:value="69.5729487105335">
                <text:p>69.5729487105335</text:p>
              </table:table-cell>
              <table:table-cell office:value-type="float" office:value="75.7904732953391">
                <text:p>75.7904732953391</text:p>
              </table:table-cell>
              <table:table-cell office:value-type="float" office:value="79.8120108091095">
                <text:p>79.81201080910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.6932589170328">
                <text:p>18.6932589170328</text:p>
              </table:table-cell>
              <table:table-cell office:value-type="float" office:value="30.5819629318515">
                <text:p>30.5819629318515</text:p>
              </table:table-cell>
              <table:table-cell office:value-type="float" office:value="42.144422546739">
                <text:p>42.144422546739</text:p>
              </table:table-cell>
              <table:table-cell office:value-type="float" office:value="56.4318676229861">
                <text:p>56.4318676229861</text:p>
              </table:table-cell>
              <table:table-cell office:value-type="float" office:value="65.9490232187473">
                <text:p>65.9490232187473</text:p>
              </table:table-cell>
              <table:table-cell office:value-type="float" office:value="73.1796410571207">
                <text:p>73.179641057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85cm" svg:y="0.316cm" chart:style-name="ch2">
          <text:p>% successful throughput vs #nodes</text:p>
        </chart:title>
        <chart:legend chart:legend-position="end" svg:x="13.995cm" svg:y="2.956cm" style:legend-expansion="high" chart:style-name="ch3"/>
        <chart:plot-area chart:style-name="ch4" table:cell-range-address="Sheet1.B3:Sheet1.H8" chart:data-source-has-labels="both" svg:x="1.331cm" svg:y="1.275cm" svg:width="12.344cm" svg:height="6.564cm">
          <chartooo:coordinate-region svg:x="1.952cm" svg:y="1.474cm" svg:width="11.073cm" svg:height="5.718cm"/>
          <chart:axis chart:dimension="x" chart:name="primary-x" chart:style-name="ch5" chartooo:axis-type="auto">
            <chart:title svg:x="6.229cm" svg:y="8.019cm" chart:style-name="ch6">
              <text:p>number of nodes</text:p>
            </chart:title>
            <chart:categories table:cell-range-address="Sheet1.B4:Sheet1.B8"/>
          </chart:axis>
          <chart:axis chart:dimension="y" chart:name="primary-y" chart:style-name="ch7">
            <chart:title svg:x="0.451cm" svg:y="6.374cm" chart:style-name="ch8">
              <text:p>% successful throughput</text:p>
            </chart:title>
            <chart:grid chart:style-name="ch9" chart:class="major"/>
          </chart:axis>
          <chart:series chart:style-name="ch10" chart:values-cell-range-address="Sheet1.C4:Sheet1.C8" chart:label-cell-address="Sheet1.C3:Sheet1.C3" chart:class="chart:scatter">
            <chart:domain table:cell-range-address="Sheet1.B4:Sheet1.B8"/>
            <chart:data-point chart:repeated="5"/>
          </chart:series>
          <chart:series chart:style-name="ch11" chart:values-cell-range-address="Sheet1.D4:Sheet1.D8" chart:label-cell-address="Sheet1.D3:Sheet1.D3" chart:class="chart:scatter">
            <chart:data-point chart:repeated="5"/>
          </chart:series>
          <chart:series chart:style-name="ch12" chart:values-cell-range-address="Sheet1.E4:Sheet1.E8" chart:label-cell-address="Sheet1.E3:Sheet1.E3" chart:class="chart:scatter">
            <chart:data-point chart:repeated="5"/>
          </chart:series>
          <chart:series chart:style-name="ch13" chart:values-cell-range-address="Sheet1.F4:Sheet1.F8" chart:label-cell-address="Sheet1.F3:Sheet1.F3" chart:class="chart:scatter">
            <chart:data-point chart:repeated="5"/>
          </chart:series>
          <chart:series chart:style-name="ch14" chart:values-cell-range-address="Sheet1.G4:Sheet1.G8" chart:label-cell-address="Sheet1.G3:Sheet1.G3" chart:class="chart:scatter">
            <chart:data-point chart:repeated="5"/>
          </chart:series>
          <chart:series chart:style-name="ch15" chart:values-cell-range-address="Sheet1.H4:Sheet1.H8" chart:label-cell-address="Sheet1.H3:Sheet1.H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0</text:p>
                <draw:g>
                  <svg:desc>Sheet1.C3:Sheet1.C3</svg:desc>
                </draw:g>
              </table:table-cell>
              <table:table-cell office:value-type="string">
                <text:p>DR1</text:p>
                <draw:g>
                  <svg:desc>Sheet1.D3:Sheet1.D3</svg:desc>
                </draw:g>
              </table:table-cell>
              <table:table-cell office:value-type="string">
                <text:p>DR2</text:p>
                <draw:g>
                  <svg:desc>Sheet1.E3:Sheet1.E3</svg:desc>
                </draw:g>
              </table:table-cell>
              <table:table-cell office:value-type="string">
                <text:p>DR3</text:p>
                <draw:g>
                  <svg:desc>Sheet1.F3:Sheet1.F3</svg:desc>
                </draw:g>
              </table:table-cell>
              <table:table-cell office:value-type="string">
                <text:p>DR4</text:p>
                <draw:g>
                  <svg:desc>Sheet1.G3:Sheet1.G3</svg:desc>
                </draw:g>
              </table:table-cell>
              <table:table-cell office:value-type="string">
                <text:p>DR5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4:Sheet1.B8</svg:desc>
                </draw:g>
              </table:table-cell>
              <table:table-cell office:value-type="float" office:value="94.6388888888889">
                <text:p>94.6388888888889</text:p>
                <draw:g>
                  <svg:desc>Sheet1.C4:Sheet1.C8</svg:desc>
                </draw:g>
              </table:table-cell>
              <table:table-cell office:value-type="float" office:value="91.3611111111111">
                <text:p>91.3611111111111</text:p>
                <draw:g>
                  <svg:desc>Sheet1.D4:Sheet1.D8</svg:desc>
                </draw:g>
              </table:table-cell>
              <table:table-cell office:value-type="float" office:value="90.1527777777778">
                <text:p>90.1527777777778</text:p>
                <draw:g>
                  <svg:desc>Sheet1.E4:Sheet1.E8</svg:desc>
                </draw:g>
              </table:table-cell>
              <table:table-cell office:value-type="float" office:value="88.7083333333333">
                <text:p>88.7083333333333</text:p>
                <draw:g>
                  <svg:desc>Sheet1.F4:Sheet1.F8</svg:desc>
                </draw:g>
              </table:table-cell>
              <table:table-cell office:value-type="float" office:value="87.375">
                <text:p>87.375</text:p>
                <draw:g>
                  <svg:desc>Sheet1.G4:Sheet1.G8</svg:desc>
                </draw:g>
              </table:table-cell>
              <table:table-cell office:value-type="float" office:value="86.8333333333333">
                <text:p>86.8333333333333</text:p>
                <draw:g>
                  <svg:desc>Sheet1.H4:Sheet1.H8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.5944444444445">
                <text:p>84.5944444444445</text:p>
              </table:table-cell>
              <table:table-cell office:value-type="float" office:value="86.9319444444444">
                <text:p>86.9319444444444</text:p>
              </table:table-cell>
              <table:table-cell office:value-type="float" office:value="87.2347222222222">
                <text:p>87.2347222222222</text:p>
              </table:table-cell>
              <table:table-cell office:value-type="float" office:value="87.5347222222222">
                <text:p>87.5347222222222</text:p>
              </table:table-cell>
              <table:table-cell office:value-type="float" office:value="87.0305555555555">
                <text:p>87.0305555555555</text:p>
              </table:table-cell>
              <table:table-cell office:value-type="float" office:value="86.7388888888889">
                <text:p>86.7388888888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.0020833333333">
                <text:p>74.0020833333333</text:p>
              </table:table-cell>
              <table:table-cell office:value-type="float" office:value="80.6326388888889">
                <text:p>80.6326388888889</text:p>
              </table:table-cell>
              <table:table-cell office:value-type="float" office:value="83.2645833333333">
                <text:p>83.2645833333333</text:p>
              </table:table-cell>
              <table:table-cell office:value-type="float" office:value="85.1479166666667">
                <text:p>85.1479166666667</text:p>
              </table:table-cell>
              <table:table-cell office:value-type="float" office:value="85.5659722222222">
                <text:p>85.5659722222222</text:p>
              </table:table-cell>
              <table:table-cell office:value-type="float" office:value="85.8222222222222">
                <text:p>85.82222222222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.7719444444444">
                <text:p>36.7719444444444</text:p>
              </table:table-cell>
              <table:table-cell office:value-type="float" office:value="51.3770833333333">
                <text:p>51.3770833333333</text:p>
              </table:table-cell>
              <table:table-cell office:value-type="float" office:value="62.3797222222222">
                <text:p>62.3797222222222</text:p>
              </table:table-cell>
              <table:table-cell office:value-type="float" office:value="72.4601388888889">
                <text:p>72.4601388888889</text:p>
              </table:table-cell>
              <table:table-cell office:value-type="float" office:value="77.7790277777778">
                <text:p>77.7790277777778</text:p>
              </table:table-cell>
              <table:table-cell office:value-type="float" office:value="81.1363888888889">
                <text:p>81.13638888888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8630555555556">
                <text:p>21.8630555555556</text:p>
              </table:table-cell>
              <table:table-cell office:value-type="float" office:value="34.8120833333333">
                <text:p>34.8120833333333</text:p>
              </table:table-cell>
              <table:table-cell office:value-type="float" office:value="46.961875">
                <text:p>46.961875</text:p>
              </table:table-cell>
              <table:table-cell office:value-type="float" office:value="60.6345833333333">
                <text:p>60.6345833333333</text:p>
              </table:table-cell>
              <table:table-cell office:value-type="float" office:value="69.359375">
                <text:p>69.359375</text:p>
              </table:table-cell>
              <table:table-cell office:value-type="float" office:value="75.6579166666667">
                <text:p>75.65791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